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a xlink:href="https://wiki.pokemoncentral.it/Botta_(mossa)" xlink:type="simple">Bott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karate_(mossa)" xlink:type="simple">Colpokarate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asberla_(mossa)" xlink:type="simple">Doppiasberl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metapugno_(mossa)" xlink:type="simple">Cometapugno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pugno_(mossa)" xlink:type="simple">Megapugn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iornopaga_(mossa)" xlink:type="simple">Giornopag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ocopugno_(mossa)" xlink:type="simple">Fuoc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elopugno_(mossa)" xlink:type="simple">Gel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pugno_(mossa)" xlink:type="simple">Tuon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raffio_(mossa)" xlink:type="simple">Graffi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resa_(mossa)" xlink:type="simple">Presa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higliottina_(mossa)" xlink:type="simple">Ghigliottina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3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ntagliente_(mossa)" xlink:type="simple">Ventagliente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anzaspada_(mossa)" xlink:type="simple">Danzaspa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aglio_(mossa)" xlink:type="simple">Taglio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ffica_(mossa)" xlink:type="simple">Raffic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d%27Ala_(mossa)" xlink:type="simple">Attacco d'Ala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ine_(mossa)" xlink:type="simple">Turbi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olo_(mossa)" xlink:type="simple">Vol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egatutto_(mossa)" xlink:type="simple">Legatut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hianto_(mossa)" xlink:type="simple">Schiant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rustata_(mossa)" xlink:type="simple">Frustata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stone_(mossa)" xlink:type="simple">Pestone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calcio_(mossa)" xlink:type="simple">Doppiocalci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calcio_(mossa)" xlink:type="simple">Megacalci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osalto_(mossa)" xlink:type="simple">Calciosalto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orullo_(mossa)" xlink:type="simple">Calciorullo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osabbia_(mossa)" xlink:type="simple">Turbosabb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ttintesta_(mossa)" xlink:type="simple">Bottintesta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ncornata_(mossa)" xlink:type="simple">Incornat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ria_(mossa)" xlink:type="simple">Furi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rforcorno_(mossa)" xlink:type="simple">Perforcorno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3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zione_(mossa)" xlink:type="simple">Azione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rposcontro_(mossa)" xlink:type="simple">Corposcontro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vvolgibotta_(mossa)" xlink:type="simple">Avvolgibott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duttore_(mossa)" xlink:type="simple">Riduttor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_(mossa)" xlink:type="simple">Colp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doppiatore_(mossa)" xlink:type="simple">Sdoppiatore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coda_(mossa)" xlink:type="simple">Colpoco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ospina_(mossa)" xlink:type="simple">Velenospin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_Ago_(mossa)" xlink:type="simple">Doppio Ag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ssilspillo_(mossa)" xlink:type="simple">Missilspill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lmisguardo_(mossa)" xlink:type="simple">Fulmisguar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orso_(mossa)" xlink:type="simple">Morso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Buio_(tipo)" xlink:type="simple">Bu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uggito_(mossa)" xlink:type="simple">Ruggi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ato_(mossa)" xlink:type="simple">Boa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nto_(mossa)" xlink:type="simple">Can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5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persuono_(mossa)" xlink:type="simple">Supersuon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5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nicboom_(mossa)" xlink:type="simple">Sonicboom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nibitore_(mossa)" xlink:type="simple">Inibi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cido_(mossa)" xlink:type="simple">Acid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raciere_(mossa)" xlink:type="simple">Braciere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anciafiamme_(mossa)" xlink:type="simple">Lanciafiamm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Nebbia_(mossa)" xlink:type="simple">Nebb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istolacqua_(mossa)" xlink:type="simple">Pistolacqu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dropompa_(mossa)" xlink:type="simple">Idropomp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rf_(mossa)" xlink:type="simple">Surf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eloraggio_(mossa)" xlink:type="simple">Geloraggi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ra_(mossa)" xlink:type="simple">Bor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oraggio_(mossa)" xlink:type="simple">Psicoraggi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llaraggio_(mossa)" xlink:type="simple">Bollaraggi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ggiaurora_(mossa)" xlink:type="simple">Raggiauror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er_Raggio_(mossa)" xlink:type="simple">Iper Raggio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eccata_(mossa)" xlink:type="simple">Beccata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rforbecco_(mossa)" xlink:type="simple">Perforbecc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ttomissione_(mossa)" xlink:type="simple">Sottomissione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_Basso_(mossa)" xlink:type="simple">Colpo Bass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trattacco_(mossa)" xlink:type="simple">Contrattacc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ov._Sismico_(mossa)" xlink:type="simple">Mov. Sismic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rza_(mossa)" xlink:type="simple">Forz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ssorbimento_(mossa)" xlink:type="simple">Assorbimen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ssorbimento_(mossa)" xlink:type="simple">Megassorbimen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rassiseme_(mossa)" xlink:type="simple">Parassisem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rescita_(mossa)" xlink:type="simple">Crescit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glielama_(mossa)" xlink:type="simple">Foglielama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larraggio_(mossa)" xlink:type="simple">Solarraggi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polvere_(mossa)" xlink:type="simple">Velenpolve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ralizzante_(mossa)" xlink:type="simple">Paralizzant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nnifero_(mossa)" xlink:type="simple">Sonnifer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talodanza_(mossa)" xlink:type="simple">Petalodanza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llebave_(mossa)" xlink:type="simple">Millebav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ra_di_Drago_(mossa)" xlink:type="simple">Ira di Drag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Drago_(tipo)" xlink:type="simple">Drag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ofuoco_(mossa)" xlink:type="simple">Turbofuo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shock_(mossa)" xlink:type="simple">Tuonoshock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lmine_(mossa)" xlink:type="simple">Fulmin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nda_(mossa)" xlink:type="simple">Tuonon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_(mossa)" xlink:type="simple">Tuono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assata_(mossa)" xlink:type="simple">Sassata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Roccia_(tipo)" xlink:type="simple">Rocci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rremoto_(mossa)" xlink:type="simple">Terremoto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bisso_(mossa)" xlink:type="simple">Abisso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ssa_(mossa)" xlink:type="simple">Foss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ossina_(mossa)" xlink:type="simple">Tossin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fusione_(mossa)" xlink:type="simple">Confusione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hico_(mossa)" xlink:type="simple">Psichic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nosi_(mossa)" xlink:type="simple">Ipnosi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6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ditazione_(mossa)" xlink:type="simple">Meditaz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gilità_(mossa)" xlink:type="simple">Agilità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Rapido_(mossa)" xlink:type="simple">Attacco Rapid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ra_(mossa)" xlink:type="simple">Ira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letrasporto_(mossa)" xlink:type="simple">Teletraspor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mbra_Notturna_(mossa)" xlink:type="simple">Ombra Notturn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mica_(mossa)" xlink:type="simple">Mimic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ridio_(mossa)" xlink:type="simple">Strid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team_(mossa)" xlink:type="simple">Doppioteam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presa_(mossa)" xlink:type="simple">Ripres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fforzatore_(mossa)" xlink:type="simple">Rafforza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nimizzato_(mossa)" xlink:type="simple">Minimizza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uro_di_Fumo_(mossa)" xlink:type="simple">Muro di Fum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ordiraggio_(mossa)" xlink:type="simple">Stordiragg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tirata_(mossa)" xlink:type="simple">Ritirat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cciolscudo_(mossa)" xlink:type="simple">Ricciolscu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arriera_(mossa)" xlink:type="simple">Barrier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hermoluce_(mossa)" xlink:type="simple">Schermoluc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Nube_(mossa)" xlink:type="simple">Nub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flesso_(mossa)" xlink:type="simple">Rifless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calenergia_(mossa)" xlink:type="simple">Focalenerg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zienza_(mossa)" xlink:type="simple">Pazienz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tronomo_(mossa)" xlink:type="simple">Metronom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eculmossa_(mossa)" xlink:type="simple">Speculmoss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utodistruzione_(mossa)" xlink:type="simple">Autodistruzione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Uovobomba_(mossa)" xlink:type="simple">Uovobomba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eccata_(mossa)" xlink:type="simple">Leccata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mog_(mossa)" xlink:type="simple">Smog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ango_(mossa)" xlink:type="simple">Fang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ssoclava_(mossa)" xlink:type="simple">Ossoclav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ocobomba_(mossa)" xlink:type="simple">Fuocobomb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scata_(mossa)" xlink:type="simple">Cascat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naglia_(mossa)" xlink:type="simple">Tenaglia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mete_(mossa)" xlink:type="simple">Comete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pocciata_(mossa)" xlink:type="simple">Capocciata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aralance_(mossa)" xlink:type="simple">Sparalanc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imitazione_(mossa)" xlink:type="simple">Limitazion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mnesia_(mossa)" xlink:type="simple">Amnes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inèsi_(mossa)" xlink:type="simple">Cinèsi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vauova_(mossa)" xlink:type="simple">Covauov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nvolo_(mossa)" xlink:type="simple">Calcinvolo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guardo_Feroce_(mossa)" xlink:type="simple">Sguardo Feroc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angiasogni_(mossa)" xlink:type="simple">Mangiasogni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ogas_(mossa)" xlink:type="simple">Velenogas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Pioggia_(mossa)" xlink:type="simple">Attacco Pioggi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anguisuga_(mossa)" xlink:type="simple">Sanguisuga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emonbacio_(mossa)" xlink:type="simple">Demonbac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eroattacco_(mossa)" xlink:type="simple">Aeroattacco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rasformazione_(mossa)" xlink:type="simple">Trasformaz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lla_(mossa)" xlink:type="simple">Boll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ordipugno_(mossa)" xlink:type="simple">Stordipugno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ora_(mossa)" xlink:type="simple">Spor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lash_(mossa)" xlink:type="simple">Flash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onda_(mossa)" xlink:type="simple">Psicond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lash_(mossa)" xlink:type="simple">Splash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udo_Acido_(mossa)" xlink:type="simple">Scudo Aci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artellata_(mossa)" xlink:type="simple">Martellata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Esplosione_(mossa)" xlink:type="simple">Esplosione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furiate_(mossa)" xlink:type="simple">Sfuriate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ssomerang_(mossa)" xlink:type="simple">Ossomerang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poso_(mossa)" xlink:type="simple">Ripos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rana_(mossa)" xlink:type="simple">Frana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Roccia_(tipo)" xlink:type="simple">Rocci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erzanna_(mossa)" xlink:type="simple">Iperzann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ffilatore_(mossa)" xlink:type="simple">Affila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versione_(mossa)" xlink:type="simple">Convers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ripletta_(mossa)" xlink:type="simple">Triplett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perzanna_(mossa)" xlink:type="simple">Superzann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acerazione_(mossa)" xlink:type="simple">Lacerazione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stituto_(mossa)" xlink:type="simple">Sostitu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ontro_(mossa)" xlink:type="simple">Scontro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01:10:50.5223129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0:51:10.711270790</meta:creation-date>
    <dc:date>2018-01-19T01:30:23.466870726</dc:date>
    <meta:editing-duration>PT14M56S</meta:editing-duration>
    <meta:editing-cycles>2</meta:editing-cycles>
    <meta:generator>LibreOffice/5.3.1.2$Linux_X86_64 LibreOffice_project/30m0$Build-2</meta:generator>
    <meta:document-statistic meta:table-count="1" meta:cell-count="1485" meta:object-count="0"/>
  </office:meta>
</office:document-meta>
</file>